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3.844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3.422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9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0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wrap-option="wrap"/>
      <style:text-properties style:font-name="Arial" fo:font-size="10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5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2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5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Default">
      <style:table-cell-properties fo:background-color="#000080"/>
      <style:text-properties fo:color="#ffffff" fo:font-size="12pt" fo:font-weight="bold"/>
    </style:style>
    <style:style style:name="ce1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normal" style:font-name-asian="Tahoma1"/>
    </style:style>
    <style:style style:name="T15" style:family="text">
      <style:text-properties fo:font-weight="normal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7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8" office:value-type="string">
            <text:p>Technical Test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3.2.x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default-cell-style-name="ce71"/>
        <table:table-row table:style-name="ro1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Passed</text:p>
          </table:table-cell>
          <table:table-cell table:style-name="ce118" table:formula="oooc:=COUNTIF([.K$7:.K$1019];[.$K1])" office:value-type="float" office:value="0">
            <text:p>0</text:p>
          </table:table-cell>
          <table:table-cell table:style-name="ce118" table:formula="oooc:=COUNTIF([.L$7:.L$1019];[.$K1])" office:value-type="float" office:value="0">
            <text:p>0</text:p>
          </table:table-cell>
          <table:table-cell table:style-name="ce118" table:formula="oooc:=COUNTIF([.M$7:.M$1019];[.$K1])" office:value-type="float" office:value="0">
            <text:p>0</text:p>
          </table:table-cell>
          <table:table-cell table:style-name="ce118" table:formula="oooc:=COUNTIF([.N$7:.N$1019];[.$K1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/>
          <table:table-cell table:style-name="ce78" table:number-columns-repeated="4"/>
          <table:table-cell/>
          <table:table-cell table:style-name="ce93"/>
          <table:table-cell table:style-name="ce78" table:number-columns-repeated="2"/>
          <table:table-cell table:style-name="Default"/>
          <table:table-cell table:style-name="ce118" office:value-type="string">
            <text:p>Failed</text:p>
          </table:table-cell>
          <table:table-cell table:style-name="ce118" table:formula="oooc:=COUNTIF([.K$7:.K$1019];[.$K2])" office:value-type="float" office:value="0">
            <text:p>0</text:p>
          </table:table-cell>
          <table:table-cell table:style-name="ce118" table:formula="oooc:=COUNTIF([.L$7:.L$1019];[.$K2])" office:value-type="float" office:value="0">
            <text:p>0</text:p>
          </table:table-cell>
          <table:table-cell table:style-name="ce118" table:formula="oooc:=COUNTIF([.M$7:.M$1019];[.$K2])" office:value-type="float" office:value="0">
            <text:p>0</text:p>
          </table:table-cell>
          <table:table-cell table:style-name="ce118" table:formula="oooc:=COUNTIF([.N$7:.N$1019];[.$K2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0">
          <table:table-cell/>
          <table:table-cell table:style-name="ce79" office:value-type="string">
            <text:p>Functions List Code <text:span text:style-name="T4">:</text:span></text:p>
          </table:table-cell>
          <table:table-cell table:style-name="ce85" office:value-type="string" table:number-columns-spanned="3" table:number-rows-spanned="1">
            <text:p>Main Function</text:p>
          </table:table-cell>
          <table:covered-table-cell table:style-name="ce92"/>
          <table:covered-table-cell table:style-name="ce86"/>
          <table:table-cell/>
          <table:table-cell table:style-name="ce93"/>
          <table:table-cell table:style-name="ce107"/>
          <table:table-cell table:style-name="ce112"/>
          <table:table-cell table:style-name="Default"/>
          <table:table-cell table:style-name="ce118" office:value-type="string">
            <text:p>Blocked</text:p>
          </table:table-cell>
          <table:table-cell table:style-name="ce118" table:formula="oooc:=COUNTIF([.K$7:.K$1019];[.$K3])" office:value-type="float" office:value="0">
            <text:p>0</text:p>
          </table:table-cell>
          <table:table-cell table:style-name="ce118" table:formula="oooc:=COUNTIF([.L$7:.L$1019];[.$K3])" office:value-type="float" office:value="0">
            <text:p>0</text:p>
          </table:table-cell>
          <table:table-cell table:style-name="ce118" table:formula="oooc:=COUNTIF([.M$7:.M$1019];[.$K3])" office:value-type="float" office:value="0">
            <text:p>0</text:p>
          </table:table-cell>
          <table:table-cell table:style-name="ce118" table:formula="oooc:=COUNTIF([.N$7:.N$1019];[.$K3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3">
          <table:table-cell/>
          <table:table-cell table:style-name="ce80" office:value-type="string">
            <text:p>Total Main Cases:</text:p>
          </table:table-cell>
          <table:table-cell table:style-name="ce86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3"/>
          <table:table-cell/>
          <table:table-cell table:style-name="ce93"/>
          <table:table-cell table:style-name="ce107"/>
          <table:table-cell table:style-name="ce113"/>
          <table:table-cell table:style-name="Default"/>
          <table:table-cell table:style-name="ce119" office:value-type="string">
            <text:p>Untested</text:p>
          </table:table-cell>
          <table:table-cell table:style-name="ce118" table:formula="oooc:=COUNTIF([.K$7:.K$1019];[.$K4])" office:value-type="float" office:value="0">
            <text:p>0</text:p>
          </table:table-cell>
          <table:table-cell table:style-name="ce118" table:formula="oooc:=COUNTIF([.L$7:.L$1019];[.$K4])" office:value-type="float" office:value="0">
            <text:p>0</text:p>
          </table:table-cell>
          <table:table-cell table:style-name="ce118" table:formula="oooc:=COUNTIF([.M$7:.M$1019];[.$K4])" office:value-type="float" office:value="0">
            <text:p>0</text:p>
          </table:table-cell>
          <table:table-cell table:style-name="ce118" table:formula="oooc:=COUNTIF([.N$7:.N$1019];[.$K4])" office:value-type="float" office:value="0">
            <text:p>0</text:p>
          </table:table-cell>
          <table:table-cell table:style-name="ce122" table:number-columns-repeated="213"/>
          <table:table-cell table:style-name="ce93" table:number-columns-repeated="18"/>
          <table:table-cell table:number-columns-repeated="9"/>
        </table:table-row>
        <table:table-row table:style-name="ro1">
          <table:table-cell table:style-name="ce72"/>
          <table:table-cell table:style-name="ce81"/>
          <table:table-cell table:style-name="ce72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118" table:formula="oooc:=COUNTIF([.K$7:.K$1019];[.$K5])" office:value-type="float" office:value="0">
            <text:p>0</text:p>
          </table:table-cell>
          <table:table-cell table:style-name="ce118" table:formula="oooc:=COUNTIF([.L$7:.L$1019];[.$K5])" office:value-type="float" office:value="0">
            <text:p>0</text:p>
          </table:table-cell>
          <table:table-cell table:style-name="ce118" table:formula="oooc:=COUNTIF([.M$7:.M$1019];[.$K5])" office:value-type="float" office:value="0">
            <text:p>0</text:p>
          </table:table-cell>
          <table:table-cell table:style-name="ce118" table:formula="oooc:=COUNTIF([.N$7:.N$1019];[.$K5])" office:value-type="float" office:value="0">
            <text:p>0</text:p>
          </table:table-cell>
          <table:table-cell table:style-name="ce72" table:number-columns-repeated="231"/>
          <table:table-cell table:number-columns-repeated="9"/>
        </table:table-row>
        <table:table-row table:style-name="ro13">
          <table:table-cell table:style-name="ce73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98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82" office:value-type="string">
            <text:p>Priority</text:p>
          </table:table-cell>
          <table:table-cell table:style-name="ce82" table:number-columns-repeated="9"/>
          <table:table-cell table:style-name="ce123" table:number-columns-repeated="211"/>
          <table:table-cell table:style-name="ce93" table:number-columns-repeated="17"/>
          <table:table-cell table:number-columns-repeated="9"/>
        </table:table-row>
        <table:table-row table:style-name="ro14">
          <table:table-cell table:style-name="ce74" office:value-type="float" office:value="1">
            <text:p>1.00</text:p>
          </table:table-cell>
          <table:table-cell table:style-name="ce41" office:value-type="string">
            <text:p>SMOKE_GATEIN_01</text:p>
          </table:table-cell>
          <table:table-cell table:style-name="ce87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1: Show portal in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9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9" office:value-type="string">
            <text:p>High</text:p>
          </table:table-cell>
          <table:table-cell table:style-name="ce114"/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5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2: Sign in by admin</text:p>
          </table:table-cell>
          <table:table-cell table:style-name="ce99" office:value-type="string">
            <text:p>- Input valid User name &amp; Password of an admin</text:p>
            <text:p>- Click <text:span text:style-name="T1">Sign In</text:span></text:p>
          </table:table-cell>
          <table:table-cell table:style-name="ce99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5">(first name and last name)</text:span> of logged in User</text:p>
            <text:p>- Display all portlet in administration tool-bar </text:p>
            <text:p/>
          </table:table-cell>
          <table:table-cell table:style-name="ce99" office:value-type="string">
            <text:p>High</text:p>
          </table:table-cell>
          <table:table-cell table:style-name="ce114"/>
          <table:table-cell table:style-name="ce117" table:number-columns-repeated="235"/>
          <table:table-cell table:style-name="ce124"/>
          <table:table-cell table:number-columns-repeated="9"/>
        </table:table-row>
        <table:table-row table:style-name="ro16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3: Show register new account form</text:p>
          </table:table-cell>
          <table:table-cell table:style-name="ce101" office:value-type="string">
            <text:p><text:span text:style-name="T5">- Login by admin/HR account</text:span></text:p>
            <text:p>- Go to <text:span text:style-name="T6">New Staff</text:span> Page <text:span text:style-name="T7">from UserToolBarGroupPortlet </text:span></text:p>
            <text:p><text:span text:style-name="T8"/></text:p>
          </table:table-cell>
          <table:table-cell table:style-name="ce101" office:value-type="string">
            <text:p>Show blank register account form, includes:</text:p>
            <text:p>- Account Setting</text:p>
            <text:p>- User Profile</text:p>
          </table:table-cell>
          <table:table-cell table:style-name="ce99" office:value-type="string">
            <text:p>High</text:p>
          </table:table-cell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6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4: Complete adding new account with valid values</text:p>
          </table:table-cell>
          <table:table-cell table:style-name="ce104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4" office:value-type="string">
            <text:p>Show message alerts <text:span text:style-name="T20">You have registered a new account. </text:span></text:p>
          </table:table-cell>
          <table:table-cell table:style-name="ce99" office:value-type="string">
            <text:p>High</text:p>
          </table:table-cell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5: Add new group</text:p>
          </table:table-cell>
          <table:table-cell table:style-name="ce83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5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9" office:value-type="string">
            <text:p>High</text:p>
          </table:table-cell>
          <table:table-cell table:style-name="ce115" table:number-columns-repeated="246"/>
        </table:table-row>
        <table:table-row table:style-name="ro14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6: Add user into group</text:p>
          </table:table-cell>
          <table:table-cell table:style-name="ce105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5" office:value-type="string">
            <text:p>- Selected group's users list is displayed</text:p>
            <text:p>- User is added into group &amp; displayed in group's members list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7: Add new group navigation</text:p>
          </table:table-cell>
          <table:table-cell table:style-name="ce106" office:value-type="string">
            <text:p>- Click on Group link </text:p>
            <text:p>- Click <text:span text:style-name="T6">Add Navigation</text:span></text:p>
            <text:p><text:span text:style-name="T6">- Select new added group</text:span></text:p>
            <text:p>- Click on [Add navigation]</text:p>
          </table:table-cell>
          <table:table-cell table:style-name="ce106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8: Add new page </text:p>
          </table:table-cell>
          <table:table-cell table:style-name="ce106" office:value-type="string">
            <text:p><text:span text:style-name="T11">- Go to</text:span><text:span text:style-name="T12"> group/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5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5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2" office:value-type="string">
            <text:p>Step 9: Add new node link to new page</text:p>
          </table:table-cell>
          <table:table-cell table:style-name="ce105" office:value-type="string">
            <text:p><text:span text:style-name="T9">- Click on </text:span><text:span text:style-name="T10">Group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4">button</text:span></text:p>
            <text:p><text:span text:style-name="T14">- Choose tab </text:span><text:span text:style-name="T10">Page Selector</text:span></text:p>
            <text:p><text:span text:style-name="T1">- </text:span><text:span text:style-name="T15">Click </text:span><text:span text:style-name="T1">Search &amp; Select Page and click Search and select created page at step 8</text:span></text:p>
            <text:p>- Click Save</text:p>
          </table:table-cell>
          <table:table-cell table:style-name="ce106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20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0: Delete new page by new user</text:p>
          </table:table-cell>
          <table:table-cell table:style-name="ce83" office:value-type="string">
            <text:p>- Login by new user</text:p>
            <text:p><text:span text:style-name="T9">- Click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4">- Click </text:span><text:span text:style-name="T10">OK </text:span><text:span text:style-name="T14">to confirm</text:span></text:p>
          </table:table-cell>
          <table:table-cell table:style-name="ce108" office:value-type="string">
            <text:p>- Show Navigation management form</text:p>
            <text:p><text:span text:style-name="T21">- Node is removed </text:span>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7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1: Delete user by admin</text:p>
          </table:table-cell>
          <table:table-cell table:style-name="ce83" office:value-type="string">
            <text:p>- Login by admin/</text:p>
            <text:p><text:span text:style-name="T9">- Go to </text:span><text:span text:style-name="T16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5" office:value-type="string">
            <text:p>- Existing users list is displayed as default</text:p>
            <text:p>- This user is removed from system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8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7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3" office:value-type="string">
            <text:p>Step 12: Delete group</text:p>
          </table:table-cell>
          <table:table-cell table:style-name="ce105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9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9" office:value-type="string">
            <text:p>High</text:p>
          </table:table-cell>
          <table:table-cell table:style-name="ce116" table:number-columns-repeated="246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4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6" table:number-columns-repeated="246"/>
        </table:table-row>
        <table:table-row table:style-name="ro1">
          <table:table-cell table:style-name="ce75"/>
          <table:table-cell table:style-name="ce84"/>
          <table:table-cell table:style-name="ce89"/>
          <table:table-cell table:style-name="ce96" table:number-columns-repeated="2"/>
          <table:table-cell table:style-name="ce84" table:number-columns-repeated="4"/>
          <table:table-cell table:style-name="ce115"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0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99"/>
          <table:table-cell table:style-name="ce114"/>
          <table:table-cell table:style-name="ce117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2"/>
          <table:table-cell table:style-name="ce110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4" table:number-columns-repeated="2"/>
          <table:table-cell table:style-name="ce103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1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01" table:number-columns-repeated="2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117" table:number-columns-repeated="2"/>
          <table:table-cell table:style-name="ce121" table:number-columns-repeated="235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2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103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72" table:number-columns-repeated="237"/>
          <table:table-cell table:number-columns-repeated="9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 table:number-columns-repeated="3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/>
          <table:table-cell table:style-name="ce111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100"/>
          <table:table-cell table:style-name="ce99" table:number-columns-repeated="2"/>
          <table:table-cell table:style-name="ce101"/>
          <table:table-cell table:number-columns-repeated="246"/>
        </table:table-row>
        <table:table-row table:style-name="ro1">
          <table:table-cell table:style-name="ce76"/>
          <table:table-cell table:style-name="ce41"/>
          <table:table-cell table:style-name="ce90"/>
          <table:table-cell table:style-name="ce97" table:number-columns-repeated="2"/>
          <table:table-cell table:style-name="ce99"/>
          <table:table-cell table:style-name="ce103" table:number-columns-repeated="2"/>
          <table:table-cell table:style-name="ce101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5" table:default-cell-style-name="Default"/>
        <table:table-row table:style-name="ro21">
          <table:table-cell table:style-name="ce125" office:value-type="string" table:number-columns-spanned="4" table:number-rows-spanned="2">
            <text:p>Smoke Tests</text:p>
            <text:p><text:span text:style-name="T22">Based on document version: 3.2.x</text:span></text:p>
          </table:table-cell>
          <table:covered-table-cell table:number-columns-repeated="3" table:style-name="ce127"/>
          <table:table-cell table:style-name="ce128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1">
          <table:covered-table-cell table:style-name="ce125"/>
          <table:covered-table-cell table:number-columns-repeated="3" table:style-name="ce127"/>
          <table:covered-table-cell table:style-name="ce128"/>
          <table:table-cell table:number-columns-repeated="244"/>
        </table:table-row>
        <table:table-row table:style-name="ro22">
          <table:table-cell table:style-name="ce69" office:value-type="string">
            <text:p>ID</text:p>
          </table:table-cell>
          <table:table-cell table:style-name="ce128" office:value-type="string">
            <text:p>Functional Group</text:p>
          </table:table-cell>
          <table:table-cell table:style-name="ce128" office:value-type="string">
            <text:p>Functionality</text:p>
          </table:table-cell>
          <table:table-cell table:style-name="ce128" office:value-type="string">
            <text:p>Functionality summary</text:p>
          </table:table-cell>
          <table:covered-table-cell table:style-name="ce135"/>
          <table:table-cell table:number-columns-repeated="244"/>
        </table:table-row>
        <table:table-row table:style-name="ro13">
          <table:table-cell table:style-name="ce41" office:value-type="string">
            <text:p>Smoke_GateIn_01</text:p>
          </table:table-cell>
          <table:table-cell table:style-name="ce129" office:value-type="string">
            <text:p>GateIn</text:p>
          </table:table-cell>
          <table:table-cell table:style-name="ce94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6" table:formula="oooc:=SUMPRODUCT(([Data.B$5:Data.B$1042]=[.$A4])*([Data.A$5:Data.A$1042]&lt;&gt;&quot;&quot;))" office:value-type="float" office:value="1">
            <text:p>1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5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/>
          <table:table-cell table:style-name="ce41"/>
          <table:table-cell table:style-name="ce136" table:formula="oooc:=SUMPRODUCT(([Data.B$5:Data.B$1042]=[.$A6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7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3"/>
          <table:table-cell table:style-name="ce136" table:formula="oooc:=SUMPRODUCT(([Data.B$5:Data.B$1042]=[.$A8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131"/>
          <table:table-cell table:style-name="ce134"/>
          <table:table-cell table:style-name="ce136" table:formula="oooc:=SUMPRODUCT(([Data.B$5:Data.B$1042]=[.$A9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0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1">
          <table:table-cell table:style-name="ce41"/>
          <table:table-cell table:style-name="ce129"/>
          <table:table-cell table:style-name="ce94" table:number-columns-repeated="2"/>
          <table:table-cell table:style-name="ce136" table:formula="oooc:=SUMPRODUCT(([Data.B$5:Data.B$1042]=[.$A11])*([Data.A$5:Data.A$1042]&lt;&gt;&quot;&quot;))" office:value-type="float" office:value="0">
            <text:p>0</text:p>
          </table:table-cell>
          <table:table-cell table:style-name="ce138" table:number-columns-repeated="3"/>
          <table:table-cell table:style-name="ce139" table:number-columns-repeated="241"/>
        </table:table-row>
        <table:table-row table:style-name="ro23">
          <table:table-cell table:style-name="ce126" office:value-type="string" table:number-columns-spanned="4" table:number-rows-spanned="1">
            <text:p>TOTAL</text:p>
          </table:table-cell>
          <table:covered-table-cell table:style-name="ce130"/>
          <table:covered-table-cell table:number-columns-repeated="2" table:style-name="ce132"/>
          <table:table-cell table:style-name="ce137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51:53</dc:date>
    <meta:print-date>2008-06-17T00:45:47</meta:print-date>
    <dc:language>en-US</dc:language>
    <meta:editing-cycles>763</meta:editing-cycles>
    <meta:editing-duration>P12DT23H33M1S</meta:editing-duration>
    <meta:user-defined meta:name="Info 1"/>
    <meta:user-defined meta:name="Info 2"/>
    <meta:user-defined meta:name="Info 3"/>
    <meta:user-defined meta:name="Info 4"/>
    <meta:document-statistic meta:table-count="4" meta:cell-count="226" meta:object-count="1"/>
  </office:meta>
</office:document-meta>
</file>